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236in"/>
    </style:style>
    <style:style style:name="co3" style:family="table-column">
      <style:table-column-properties fo:break-before="auto" style:column-width="1.9465in"/>
    </style:style>
    <style:style style:name="co4" style:family="table-column">
      <style:table-column-properties fo:break-before="auto" style:column-width="2.0555in"/>
    </style:style>
    <style:style style:name="co5" style:family="table-column">
      <style:table-column-properties fo:break-before="auto" style:column-width="1.9681in"/>
    </style:style>
    <style:style style:name="co6" style:family="table-column">
      <style:table-column-properties fo:break-before="auto" style:column-width="0.7555in"/>
    </style:style>
    <style:style style:name="co7" style:family="table-column">
      <style:table-column-properties fo:break-before="auto" style:column-width="2.4161in"/>
    </style:style>
    <style:style style:name="co8" style:family="table-column">
      <style:table-column-properties fo:break-before="auto" style:column-width="1.848in"/>
    </style:style>
    <style:style style:name="co9" style:family="table-column">
      <style:table-column-properties fo:break-before="auto" style:column-width="1.739in"/>
    </style:style>
    <style:style style:name="co10" style:family="table-column">
      <style:table-column-properties fo:break-before="auto" style:column-width="0.65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>
            <text:p>References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Digikey</text:p>
          </table:table-cell>
          <table:table-cell office:value-type="string">
            <text:p>LCSC</text:p>
          </table:table-cell>
          <table:table-cell office:value-type="string">
            <text:p>Manufacturer</text:p>
          </table:table-cell>
          <table:table-cell office:value-type="string">
            <text:p>Manufacturer_Part_Number</text:p>
          </table:table-cell>
          <table:table-cell office:value-type="string">
            <text:p>Mouser</text:p>
          </table:table-cell>
          <table:table-cell office:value-type="string">
            <text:p>Quantity</text:p>
          </table:table-cell>
        </table:table-row>
        <table:table-row table:style-name="ro2">
          <table:table-cell office:value-type="string">
            <text:p>C204, C206, C302, C304, C306, C402, C501, C502</text:p>
          </table:table-cell>
          <table:table-cell office:value-type="string">
            <text:p>10uF 1206 6V3</text:p>
          </table:table-cell>
          <table:table-cell office:value-type="string">
            <text:p>C_1206_3216Metric</text:p>
          </table:table-cell>
          <table:table-cell office:value-type="string">
            <text:p>1276-3107-1-ND</text:p>
          </table:table-cell>
          <table:table-cell/>
          <table:table-cell office:value-type="string">
            <text:p>Samsung Electro-Mechanics</text:p>
          </table:table-cell>
          <table:table-cell office:value-type="string">
            <text:p>CL31B106KQHNFNE</text:p>
          </table:table-cell>
          <table:table-cell office:value-type="string">
            <text:p>187-CL31B106KQHNFNE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C201, C205</text:p>
          </table:table-cell>
          <table:table-cell office:value-type="string">
            <text:p>1uF 0603 10V</text:p>
          </table:table-cell>
          <table:table-cell office:value-type="string">
            <text:p>C_0603_1608Metric</text:p>
          </table:table-cell>
          <table:table-cell office:value-type="string">
            <text:p>1276-1076-6-ND</text:p>
          </table:table-cell>
          <table:table-cell/>
          <table:table-cell office:value-type="string">
            <text:p>Samsung Electro-Mechanics</text:p>
          </table:table-cell>
          <table:table-cell office:value-type="string">
            <text:p>CL05A105KP5NNNC</text:p>
          </table:table-cell>
          <table:table-cell office:value-type="string">
            <text:p>187-CL05A105KP5NNNC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202, C203</text:p>
          </table:table-cell>
          <table:table-cell office:value-type="string">
            <text:p>10pF 0603</text:p>
          </table:table-cell>
          <table:table-cell office:value-type="string">
            <text:p>C_0603_1608Metric</text:p>
          </table:table-cell>
          <table:table-cell office:value-type="string">
            <text:p>1292-1471-1-ND</text:p>
          </table:table-cell>
          <table:table-cell/>
          <table:table-cell office:value-type="string">
            <text:p>Walsin Technology Corporation</text:p>
          </table:table-cell>
          <table:table-cell office:value-type="string">
            <text:p>0603N100J500CT</text:p>
          </table:table-cell>
          <table:table-cell office:value-type="string">
            <text:p>791-0603N100J500C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201, R203, R301, R302, R303, R304, R501, R502</text:p>
          </table:table-cell>
          <table:table-cell office:value-type="string">
            <text:p>10k 0603</text:p>
          </table:table-cell>
          <table:table-cell office:value-type="string">
            <text:p>R_0603_1608Metric</text:p>
          </table:table-cell>
          <table:table-cell office:value-type="string">
            <text:p>311-10.0KHRCT-ND</text:p>
          </table:table-cell>
          <table:table-cell/>
          <table:table-cell office:value-type="string">
            <text:p>YAGEO</text:p>
          </table:table-cell>
          <table:table-cell office:value-type="string">
            <text:p>RC0603FR-0710KL</text:p>
          </table:table-cell>
          <table:table-cell office:value-type="string">
            <text:p>603-RC0603FR-0710KL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R202, R204, R207, R208, R209</text:p>
          </table:table-cell>
          <table:table-cell office:value-type="string">
            <text:p>1k 0603</text:p>
          </table:table-cell>
          <table:table-cell office:value-type="string">
            <text:p>R_0603_1608Metric</text:p>
          </table:table-cell>
          <table:table-cell office:value-type="string">
            <text:p>311-1.00KHRCT-ND</text:p>
          </table:table-cell>
          <table:table-cell/>
          <table:table-cell office:value-type="string">
            <text:p>YAGEO</text:p>
          </table:table-cell>
          <table:table-cell office:value-type="string">
            <text:p>RC0603FR-071KL</text:p>
          </table:table-cell>
          <table:table-cell office:value-type="string">
            <text:p>603-RC0603FR-071KL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R205, R206</text:p>
          </table:table-cell>
          <table:table-cell office:value-type="string">
            <text:p>27Ω 0603</text:p>
          </table:table-cell>
          <table:table-cell office:value-type="string">
            <text:p>R_0603_1608Metric</text:p>
          </table:table-cell>
          <table:table-cell office:value-type="string">
            <text:p>311-27GRCT-ND</text:p>
          </table:table-cell>
          <table:table-cell/>
          <table:table-cell office:value-type="string">
            <text:p>YAGEO</text:p>
          </table:table-cell>
          <table:table-cell office:value-type="string">
            <text:p>RC0603JR-0727RL</text:p>
          </table:table-cell>
          <table:table-cell office:value-type="string">
            <text:p>603-RC0603JR-0727RL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R601, R602</text:p>
          </table:table-cell>
          <table:table-cell office:value-type="string">
            <text:p>5k1 0603</text:p>
          </table:table-cell>
          <table:table-cell office:value-type="string">
            <text:p>R_0603_1608Metric</text:p>
          </table:table-cell>
          <table:table-cell office:value-type="string">
            <text:p>311-5.10KHRCT-ND</text:p>
          </table:table-cell>
          <table:table-cell/>
          <table:table-cell office:value-type="string">
            <text:p>YAGEO</text:p>
          </table:table-cell>
          <table:table-cell office:value-type="string">
            <text:p>RC0603FR-075K1L</text:p>
          </table:table-cell>
          <table:table-cell office:value-type="string">
            <text:p>603-RC0603FR-075K1L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D601</text:p>
          </table:table-cell>
          <table:table-cell office:value-type="string">
            <text:p>TVS</text:p>
          </table:table-cell>
          <table:table-cell office:value-type="string">
            <text:p>SOT-23</text:p>
          </table:table-cell>
          <table:table-cell office:value-type="string">
            <text:p>1740-ESDALD05UE2XCT-ND</text:p>
          </table:table-cell>
          <table:table-cell/>
          <table:table-cell office:value-type="string">
            <text:p>WeEn Semiconductors</text:p>
          </table:table-cell>
          <table:table-cell office:value-type="string">
            <text:p>ESDALD05UE2X</text:p>
          </table:table-cell>
          <table:table-cell office:value-type="string">
            <text:p>771-ESDALD05UE2X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U201</text:p>
          </table:table-cell>
          <table:table-cell office:value-type="string">
            <text:p>RP2040</text:p>
          </table:table-cell>
          <table:table-cell office:value-type="string">
            <text:p>QFN40P700X700X90-57N</text:p>
          </table:table-cell>
          <table:table-cell office:value-type="string">
            <text:p>2648-SC0914(7)TR-ND</text:p>
          </table:table-cell>
          <table:table-cell office:value-type="string">
            <text:p>C2040</text:p>
          </table:table-cell>
          <table:table-cell office:value-type="string">
            <text:p>Raspberry Pi</text:p>
          </table:table-cell>
          <table:table-cell office:value-type="string">
            <text:p>SC0914(7)</text:p>
          </table:table-cell>
          <table:table-cell office:value-type="string">
            <text:p>358-SC09147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U202</text:p>
          </table:table-cell>
          <table:table-cell office:value-type="string">
            <text:p>16MB Flash</text:p>
          </table:table-cell>
          <table:table-cell office:value-type="string">
            <text:p>W25Q128JVPIQ-TR</text:p>
          </table:table-cell>
          <table:table-cell office:value-type="string">
            <text:p>W25Q128JVPIQDKR-ND</text:p>
          </table:table-cell>
          <table:table-cell/>
          <table:table-cell office:value-type="string">
            <text:p>Winbond Electronics</text:p>
          </table:table-cell>
          <table:table-cell office:value-type="string">
            <text:p>W25Q128JVPIQ TR</text:p>
          </table:table-cell>
          <table:table-cell office:value-type="string">
            <text:p>454-W25Q128JVPIQT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U401</text:p>
          </table:table-cell>
          <table:table-cell office:value-type="string">
            <text:p>6-Axis IMU</text:p>
          </table:table-cell>
          <table:table-cell office:value-type="string">
            <text:p>PQFN50P300X250X86-14N</text:p>
          </table:table-cell>
          <table:table-cell office:value-type="string">
            <text:p>497-16696-6-ND</text:p>
          </table:table-cell>
          <table:table-cell/>
          <table:table-cell office:value-type="string">
            <text:p>STMicroelectronics</text:p>
          </table:table-cell>
          <table:table-cell office:value-type="string">
            <text:p>LSM6DSMTR</text:p>
          </table:table-cell>
          <table:table-cell office:value-type="string">
            <text:p>511-LSM6DSMT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U501</text:p>
          </table:table-cell>
          <table:table-cell office:value-type="string">
            <text:p>AP2112K-3.3TRG1</text:p>
          </table:table-cell>
          <table:table-cell office:value-type="string">
            <text:p>SOT95P285X140-5N</text:p>
          </table:table-cell>
          <table:table-cell office:value-type="string">
            <text:p>AP2112K-3.3TRG1DICT-ND</text:p>
          </table:table-cell>
          <table:table-cell/>
          <table:table-cell office:value-type="string">
            <text:p>Diodes Incorporated</text:p>
          </table:table-cell>
          <table:table-cell office:value-type="string">
            <text:p>AP2112K-3.3TRG1</text:p>
          </table:table-cell>
          <table:table-cell office:value-type="string">
            <text:p>621-AP2112K-3.3TRG1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Y201</text:p>
          </table:table-cell>
          <table:table-cell office:value-type="string">
            <text:p>12MHz</text:p>
          </table:table-cell>
          <table:table-cell office:value-type="string">
            <text:p>XTAL_ECS-120-10-36Q-ES-TR</text:p>
          </table:table-cell>
          <table:table-cell office:value-type="string">
            <text:p>XC2180CT-ND</text:p>
          </table:table-cell>
          <table:table-cell/>
          <table:table-cell office:value-type="string">
            <text:p>ECS Inc.</text:p>
          </table:table-cell>
          <table:table-cell office:value-type="string">
            <text:p>ECS-120-10-36Q-ES-TR</text:p>
          </table:table-cell>
          <table:table-cell office:value-type="string">
            <text:p>520-120-10-36Q-EST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F601</text:p>
          </table:table-cell>
          <table:table-cell office:value-type="string">
            <text:p>6V 3A Hold</text:p>
          </table:table-cell>
          <table:table-cell office:value-type="string">
            <text:p>Fuse_1206_3216Metric</text:p>
          </table:table-cell>
          <table:table-cell office:value-type="string">
            <text:p>283-PTSLR12066V300CT-ND</text:p>
          </table:table-cell>
          <table:table-cell/>
          <table:table-cell office:value-type="string">
            <text:p>Eaton - Electronics Division</text:p>
          </table:table-cell>
          <table:table-cell office:value-type="string">
            <text:p>PTSLR12066V300</text:p>
          </table:table-cell>
          <table:table-cell office:value-type="string">
            <text:p>504-PTSLR12066V300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LED301, LED302, LED303, LED304, LED305, LED306, LED307, LED308, LED309, LED310, LED311, LED312, LED313, LED314, LED315, LED316, LED317, LED318, LED319, LED320, LED321, LED322, LED323, LED324</text:p>
          </table:table-cell>
          <table:table-cell office:value-type="string">
            <text:p>SK9822</text:p>
          </table:table-cell>
          <table:table-cell office:value-type="string">
            <text:p>SK9822-2020</text:p>
          </table:table-cell>
          <table:table-cell/>
          <table:table-cell office:value-type="string">
            <text:p>C2909059</text:p>
          </table:table-cell>
          <table:table-cell office:value-type="string">
            <text:p>OPSCO Optoelectronics</text:p>
          </table:table-cell>
          <table:table-cell office:value-type="string">
            <text:p>SK9822-EC20</text:p>
          </table:table-cell>
          <table:table-cell/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Q301, Q302</text:p>
          </table:table-cell>
          <table:table-cell office:value-type="string">
            <text:p>SSM3K56FS,LF</text:p>
          </table:table-cell>
          <table:table-cell office:value-type="string">
            <text:p>SOT-416</text:p>
          </table:table-cell>
          <table:table-cell office:value-type="string">
            <text:p>264-SSM3K56FS,LFCT-ND</text:p>
          </table:table-cell>
          <table:table-cell/>
          <table:table-cell office:value-type="string">
            <text:p>Toshiba Semiconductor and Storage</text:p>
          </table:table-cell>
          <table:table-cell office:value-type="string">
            <text:p>SSM3K56FS,LF</text:p>
          </table:table-cell>
          <table:table-cell office:value-type="string">
            <text:p>757-SSM3K56FSLF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IC501</text:p>
          </table:table-cell>
          <table:table-cell office:value-type="string">
            <text:p>LM66200DRLR</text:p>
          </table:table-cell>
          <table:table-cell office:value-type="string">
            <text:p>SOTFL50P160X60-8L</text:p>
          </table:table-cell>
          <table:table-cell office:value-type="string">
            <text:p>296-LM66200DRLRCT-ND</text:p>
          </table:table-cell>
          <table:table-cell/>
          <table:table-cell office:value-type="string">
            <text:p>Texas Instruments</text:p>
          </table:table-cell>
          <table:table-cell office:value-type="string">
            <text:p>LM66200DRLR</text:p>
          </table:table-cell>
          <table:table-cell office:value-type="string">
            <text:p>595-LM66200DRL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201</text:p>
          </table:table-cell>
          <table:table-cell office:value-type="string">
            <text:p>~{USB-BOOT}</text:p>
          </table:table-cell>
          <table:table-cell office:value-type="string">
            <text:p>SW_KMR731NGLFS</text:p>
          </table:table-cell>
          <table:table-cell office:value-type="string">
            <text:p>CKN10687CT-ND</text:p>
          </table:table-cell>
          <table:table-cell/>
          <table:table-cell office:value-type="string">
            <text:p>C&amp;K</text:p>
          </table:table-cell>
          <table:table-cell office:value-type="string">
            <text:p>KMR731NG LFS</text:p>
          </table:table-cell>
          <table:table-cell office:value-type="string">
            <text:p>611-KMR731NGLFS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202</text:p>
          </table:table-cell>
          <table:table-cell office:value-type="string">
            <text:p>~{RESET}</text:p>
          </table:table-cell>
          <table:table-cell office:value-type="string">
            <text:p>SW_KMR731NGLFS</text:p>
          </table:table-cell>
          <table:table-cell office:value-type="string">
            <text:p>CKN10687TR-ND</text:p>
          </table:table-cell>
          <table:table-cell/>
          <table:table-cell office:value-type="string">
            <text:p>C&amp;K</text:p>
          </table:table-cell>
          <table:table-cell office:value-type="string">
            <text:p>KMR731NG LFS</text:p>
          </table:table-cell>
          <table:table-cell office:value-type="string">
            <text:p>611-KMR731NGLFS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J601</text:p>
          </table:table-cell>
          <table:table-cell office:value-type="string">
            <text:p>USB_C_Receptacle_USB2.0</text:p>
          </table:table-cell>
          <table:table-cell office:value-type="string">
            <text:p>USB-C-2171790001</text:p>
          </table:table-cell>
          <table:table-cell office:value-type="string">
            <text:p>900-2171790001CT-ND</text:p>
          </table:table-cell>
          <table:table-cell/>
          <table:table-cell office:value-type="string">
            <text:p>Molex</text:p>
          </table:table-cell>
          <table:table-cell office:value-type="float" office:value="2171790001">
            <text:p>2171790001</text:p>
          </table:table-cell>
          <table:table-cell office:value-type="string">
            <text:p>538-217179-0001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9">10/19/2023</text:date>, <text:time>22:4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5S</meta:editing-duration>
    <meta:editing-cycles>3</meta:editing-cycles>
    <meta:generator>OpenOffice/4.1.14$Win32 OpenOffice.org_project/4114m1$Build-9811</meta:generator>
    <dc:date>2023-10-19T22:45:29.13</dc:date>
    <dc:creator>Michael Rangen</dc:creator>
    <meta:document-statistic meta:table-count="3" meta:cell-count="169" meta:object-count="0"/>
    <meta:user-defined meta:name="Info 1"/>
    <meta:user-defined meta:name="Info 2"/>
    <meta:user-defined meta:name="Info 3"/>
    <meta:user-defined meta:name="Info 4"/>
  </office:meta>
</office:document-meta>
</file>